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6.874cm" svg:y="13.195cm">
            <draw:object draw:notify-on-update-of-ranges="Hoja1.C30:Hoja1.C4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6.874cm" svg:y="0.1cm">
            <draw:object draw:notify-on-update-of-ranges="Hoja1.C1:Hoja1.C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955888296" calcext:value-type="float">
            <text:p>10,955888296</text:p>
          </table:table-cell>
          <table:table-cell table:formula="of:=[.$B$1]/[.B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486646812" calcext:value-type="float">
            <text:p>5,486646812</text:p>
          </table:table-cell>
          <table:table-cell table:formula="of:=[.$B$1]/[.B2]" office:value-type="float" office:value="1.99682769301608" calcext:value-type="float">
            <text:p>1,9968276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210040812" calcext:value-type="float">
            <text:p>6,210040812</text:p>
          </table:table-cell>
          <table:table-cell table:formula="of:=[.$B$1]/[.B3]" office:value-type="float" office:value="1.76422162553736" calcext:value-type="float">
            <text:p>1,76422162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53031187" calcext:value-type="float">
            <text:p>4,853031187</text:p>
          </table:table-cell>
          <table:table-cell table:formula="of:=[.$B$1]/[.B4]" office:value-type="float" office:value="2.25753511029312" calcext:value-type="float">
            <text:p>2,25753511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051216712" calcext:value-type="float">
            <text:p>5,051216712</text:p>
          </table:table-cell>
          <table:table-cell table:formula="of:=[.$B$1]/[.B5]" office:value-type="float" office:value="2.16896025663925" calcext:value-type="float">
            <text:p>2,16896025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010994702" calcext:value-type="float">
            <text:p>5,010994702</text:p>
          </table:table-cell>
          <table:table-cell table:formula="of:=[.$B$1]/[.B6]" office:value-type="float" office:value="2.1863699619613" calcext:value-type="float">
            <text:p>2,1863699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014876273" calcext:value-type="float">
            <text:p>5,014876273</text:p>
          </table:table-cell>
          <table:table-cell table:formula="of:=[.$B$1]/[.B7]" office:value-type="float" office:value="2.18467768686264" calcext:value-type="float">
            <text:p>2,18467768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988668223" calcext:value-type="float">
            <text:p>4,988668223</text:p>
          </table:table-cell>
          <table:table-cell table:formula="of:=[.$B$1]/[.B8]" office:value-type="float" office:value="2.19615492677754" calcext:value-type="float">
            <text:p>2,19615492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024205123" calcext:value-type="float">
            <text:p>5,024205123</text:p>
          </table:table-cell>
          <table:table-cell table:formula="of:=[.$B$1]/[.B9]" office:value-type="float" office:value="2.18062121823922" calcext:value-type="float">
            <text:p>2,18062121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035008774" calcext:value-type="float">
            <text:p>5,035008774</text:p>
          </table:table-cell>
          <table:table-cell table:formula="of:=[.$B$1]/[.B10]" office:value-type="float" office:value="2.17594224514056" calcext:value-type="float">
            <text:p>2,17594224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019977446" calcext:value-type="float">
            <text:p>5,019977446</text:p>
          </table:table-cell>
          <table:table-cell table:formula="of:=[.$B$1]/[.B11]" office:value-type="float" office:value="2.18245767313752" calcext:value-type="float">
            <text:p>2,18245767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990570823" calcext:value-type="float">
            <text:p>4,990570823</text:p>
          </table:table-cell>
          <table:table-cell table:formula="of:=[.$B$1]/[.B12]" office:value-type="float" office:value="2.19531766697062" calcext:value-type="float">
            <text:p>2,195317667</text:p>
          </table:table-cell>
        </table:table-row>
        <table:table-row table:style-name="ro1" table:number-rows-repeated="17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698612" calcext:value-type="float">
            <text:p>0,003698612</text:p>
          </table:table-cell>
          <table:table-cell table:style-name="ce1" table:formula="of:=[.$B$30]/[.B3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243487" calcext:value-type="float">
            <text:p>0,001243487</text:p>
          </table:table-cell>
          <table:table-cell table:style-name="ce1" table:formula="of:=[.$B$30]/[.B31]" office:value-type="float" office:value="2.97438734783717" calcext:value-type="float">
            <text:p>2,97438734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836742" calcext:value-type="float">
            <text:p>0,000836742</text:p>
          </table:table-cell>
          <table:table-cell table:style-name="ce1" table:formula="of:=[.$B$30]/[.B32]" office:value-type="float" office:value="4.42025379388151" calcext:value-type="float">
            <text:p>4,42025379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635059" calcext:value-type="float">
            <text:p>0,000635059</text:p>
          </table:table-cell>
          <table:table-cell table:style-name="ce1" table:formula="of:=[.$B$30]/[.B33]" office:value-type="float" office:value="5.82404469505983" calcext:value-type="float">
            <text:p>5,82404469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504914" calcext:value-type="float">
            <text:p>0,000504914</text:p>
          </table:table-cell>
          <table:table-cell table:style-name="ce1" table:formula="of:=[.$B$30]/[.B34]" office:value-type="float" office:value="7.32523162360323" calcext:value-type="float">
            <text:p>7,32523162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447571" calcext:value-type="float">
            <text:p>0,000447571</text:p>
          </table:table-cell>
          <table:table-cell table:style-name="ce1" table:formula="of:=[.$B$30]/[.B35]" office:value-type="float" office:value="8.26374362950236" calcext:value-type="float">
            <text:p>8,26374362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382623" calcext:value-type="float">
            <text:p>0,000382623</text:p>
          </table:table-cell>
          <table:table-cell table:style-name="ce1" table:formula="of:=[.$B$30]/[.B36]" office:value-type="float" office:value="9.66646542419039" calcext:value-type="float">
            <text:p>9,66646542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3334" calcext:value-type="float">
            <text:p>0,0003334</text:p>
          </table:table-cell>
          <table:table-cell table:style-name="ce1" table:formula="of:=[.$B$30]/[.B37]" office:value-type="float" office:value="11.0936172765447" calcext:value-type="float">
            <text:p>11,09361727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434611" calcext:value-type="float">
            <text:p>0,000434611</text:p>
          </table:table-cell>
          <table:table-cell table:style-name="ce1" table:formula="of:=[.$B$30]/[.B38]" office:value-type="float" office:value="8.51016656274232" calcext:value-type="float">
            <text:p>8,51016656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260429" calcext:value-type="float">
            <text:p>0,000260429</text:p>
          </table:table-cell>
          <table:table-cell table:style-name="ce1" table:formula="of:=[.$B$30]/[.B39]" office:value-type="float" office:value="14.2019974733997" calcext:value-type="float">
            <text:p>14,20199747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351764" calcext:value-type="float">
            <text:p>0,000351764</text:p>
          </table:table-cell>
          <table:table-cell table:style-name="ce1" table:formula="of:=[.$B$30]/[.B40]" office:value-type="float" office:value="10.5144699287022" calcext:value-type="float">
            <text:p>10,51446992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303332" calcext:value-type="float">
            <text:p>0,000303332</text:p>
          </table:table-cell>
          <table:table-cell table:style-name="ce1" table:formula="of:=[.$B$30]/[.B41]" office:value-type="float" office:value="12.1932799704614" calcext:value-type="float">
            <text:p>12,19327997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/00/0000</text:date>, <text:time style:data-style-name="N2" text:time-value="13:32:02.64472235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2T12:16:29.677580402</meta:creation-date>
    <dc:date>2015-06-02T13:35:51.068891003</dc:date>
    <meta:editing-duration>PT33M12S</meta:editing-duration>
    <meta:editing-cycles>11</meta:editing-cycles>
    <meta:generator>LibreOffice/4.2.8.2$Linux_X86_64 LibreOffice_project/420m0$Build-2</meta:generator>
    <meta:document-statistic meta:table-count="1" meta:cell-count="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Hoja1.C1:Hoja1.C12" svg:x="0.32cm" svg:y="0.18cm" svg:width="15.36cm" svg:height="8.64cm">
          <chartooo:coordinate-region svg:x="1.047cm" svg:y="0.379cm" svg:width="14.446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Hoja1.C1:Hoja1.C12" chart:class="chart:scatter"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C1:Hoja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9682769301608">
                <text:p>1.996827693016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6422162553736">
                <text:p>1.764221625537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5753511029312">
                <text:p>2.257535110293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6896025663925">
                <text:p>2.168960256639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863699619613">
                <text:p>2.18636996196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8467768686264">
                <text:p>2.184677686862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9615492677754">
                <text:p>2.196154926777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8062121823922">
                <text:p>2.180621218239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7594224514056">
                <text:p>2.175942245140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8245767313752">
                <text:p>2.182457673137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9531766697062">
                <text:p>2.195317666970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Hoja1.C30:Hoja1.C41" svg:x="0.32cm" svg:y="0.18cm" svg:width="15.36cm" svg:height="8.64cm">
          <chartooo:coordinate-region svg:x="0.941cm" svg:y="0.379cm" svg:width="14.552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Hoja1.C30:Hoja1.C41" chart:class="chart:scatter"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C30:Hoja1.C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97438734783717">
                <text:p>2.974387347837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42025379388151">
                <text:p>4.420253793881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82404469505983">
                <text:p>5.824044695059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32523162360323">
                <text:p>7.325231623603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26374362950236">
                <text:p>8.263743629502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66646542419039">
                <text:p>9.666465424190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0936172765447">
                <text:p>11.09361727654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51016656274232">
                <text:p>8.510166562742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2019974733997">
                <text:p>14.20199747339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5144699287022">
                <text:p>10.51446992870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1932799704614">
                <text:p>12.19327997046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